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MathJax_Math" svg:font-family="MathJax_Math"/>
    <style:font-face style:name="MathJax_Main" svg:font-family="MathJax_Main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Hyperlink" style:data-style-name="N0">
      <style:table-cell-properties fo:border="thin solid #000000" style:vertical-align="middle" fo:wrap-option="wrap" fo:background-color="#FFFFFF"/>
      <style:text-properties fo:color="#0000FF" style:text-underline-style="solid" style:text-underline-type="single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Hyperlink" style:data-style-name="N0">
      <style:table-cell-properties fo:border-top="thin solid #000000" fo:border-bottom="none" fo:border-left="thin solid #000000" fo:border-right="thin solid #000000" style:vertical-align="middle" fo:wrap-option="wrap" fo:background-color="#FFFFFF"/>
      <style:text-properties fo:color="#0000FF" style:text-underline-style="solid" style:text-underline-type="single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663366"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Hyperlink" style:data-style-name="N0">
      <style:table-cell-properties fo:border="thin solid #000000" style:vertical-align="middle" fo:wrap-option="wrap" fo:background-color="#FFFFFF"/>
      <style:text-properties fo:color="#0000FF" style:text-underline-style="solid" style:text-underline-type="single"/>
    </style:style>
    <style:style style:name="ce12" style:family="table-cell" style:parent-style-name="Currency" style:data-style-name="N36"/>
    <style:style style:name="ce13" style:family="table-cell" style:parent-style-name="Default" style:data-style-name="N36"/>
    <style:style style:name="ce14" style:family="table-cell" style:parent-style-name="Default" style:data-style-name="N0">
      <style:table-cell-properties fo:border="2pt solid #AAAAAA" style:vertical-align="middle" fo:wrap-option="wrap" fo:background-color="#F9F9F9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none" fo:border-left="none" fo:border-right="2pt solid #AAAAAA" fo:background-color="#F9F9F9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MathJax_Math" style:font-name-asian="MathJax_Math" style:font-name-complex="MathJax_Math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MathJax_Math" style:font-name-asian="MathJax_Math" style:font-name-complex="MathJax_Math" fo:font-size="8pt" style:font-size-asian="8pt" style:font-size-complex="8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MathJax_Main" style:font-name-asian="MathJax_Main" style:font-name-complex="MathJax_Mai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663366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31875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9.1822916666667cm"/>
    </style:style>
    <style:style style:name="co5" style:family="table-column">
      <style:table-column-properties fo:break-before="auto" style:column-width="5.3975cm"/>
    </style:style>
    <style:style style:name="co6" style:family="table-column">
      <style:table-column-properties fo:break-before="auto" style:column-width="11.191875cm"/>
    </style:style>
    <style:style style:name="co7" style:family="table-column">
      <style:table-column-properties fo:break-before="auto" style:column-width="8.016875cm"/>
    </style:style>
    <style:style style:name="co8" style:family="table-column">
      <style:table-column-properties fo:break-before="auto" style:column-width="12.4089583333333cm"/>
    </style:style>
    <style:style style:name="co9" style:family="table-column">
      <style:table-column-properties fo:break-before="auto" style:column-width="5.97958333333333cm"/>
    </style:style>
    <style:style style:name="co10" style:family="table-column">
      <style:table-column-properties fo:break-before="auto" style:column-width="11.43cm"/>
    </style:style>
    <style:style style:name="co11" style:family="table-column">
      <style:table-column-properties fo:break-before="auto" style:column-width="2.301875cm" style:use-optimal-column-width="true"/>
    </style:style>
    <style:style style:name="co12" style:family="table-column">
      <style:table-column-properties fo:break-before="auto" style:column-width="2.09020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25.5pt" style:use-optimal-row-height="true" fo:break-before="auto"/>
    </style:style>
    <style:style style:name="ro6" style:family="table-row">
      <style:table-row-properties style:row-height="38.25pt" style:use-optimal-row-height="true" fo:break-before="auto"/>
    </style:style>
    <style:style style:name="ro7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ardwar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/>
          <table:table-cell office:value-type="string" table:style-name="ce2">
            <text:p>Item</text:p>
          </table:table-cell>
          <table:table-cell office:value-type="string" table:style-name="ce2">
            <text:p>Quantity</text:p>
          </table:table-cell>
          <table:table-cell office:value-type="string" table:style-name="ce2">
            <text:p>Notes</text:p>
          </table:table-cell>
          <table:table-cell office:value-type="string" table:style-name="ce2">
            <text:p>Link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2020 Aluminum extrusion, 500mm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2020 Aluminum extrusion, 400mm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2020 Aluminum extrusion, 330mm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M10 Smooth Rod, 500mm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M10 Smooth Rod, 370mm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M10 Smooth Rod, 320mm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8mm lead screw, 300mm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GT2 timing belt, w=6mm</text:p>
          </table:table-cell>
          <table:table-cell office:value-type="string" table:style-name="ce1">
            <text:p>2 meters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GT2 pulley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M5 x 10mm machine screw</text:p>
          </table:table-cell>
          <table:table-cell office:value-type="float" office:value="55" table:style-name="ce1">
            <text:p>5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M5 t slot nut</text:p>
          </table:table-cell>
          <table:table-cell office:value-type="float" office:value="55" table:style-name="ce1">
            <text:p>55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M4 x 10mm machine scre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hese are used for the psu mounting bracket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M4 x 20mm machine scre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or belt idlers and tensioners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M4 x 25mm machine screw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These are used to mount the extruder to the X carriage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1">
            <text:p>M4 hex nut</text:p>
          </table:table-cell>
          <table:table-cell office:value-type="float" office:value="6" table:style-name="ce1">
            <text:p>6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M4 lock nut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Use for idler bearing assemblie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3 x 10mm machine screw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Z and Y axis motor mount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3 x 14mm machine screw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3 for X motor, 4 for extruder fan, 2 for lcd mount, 4 for lead screw nut mounts, 2 for ramps cooling fan, for for y tabl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3 x 25mm machine screw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3 for extruder stepper motor, 1 for fan duct to the extruder, 2 for tensioners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3 x 30mm machine screw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4 for print bed, 2 for hot end clamp / servo mou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3 x 60mm machine screw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hese are used for the extruder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3 hex nut</text:p>
          </table:table-cell>
          <table:table-cell office:value-type="float" office:value="22" table:style-name="ce1">
            <text:p>22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M3 lock nut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use locknuts for print bed mount and fan duct mou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3 washer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eed 4 for extruder springs, but have some handy if needed elsewhere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2 x 16mm machine screw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These and M2 nuts for mounting end stops, 1 for servo mount, and 2 for LM2596 mount</text:p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">
            <text:p>M2 hex nut</text:p>
          </table:table-cell>
          <table:table-cell table:number-columns-repeated="16382" table:style-name="ce1"/>
        </table:table-row>
        <table:table-row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14">
            <text:p>NEMA17 Stepper motor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4-wire bipolar, high torque preferrably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4">
            <text:p>MDF board (heated bed mount)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see drawing for board in doc/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4">
            <text:p>Heat bed PCB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200x300mm MK1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4">
            <text:p>Heat bed thermistor</text:p>
          </table:table-cell>
          <table:table-cell office:value-type="float" office:value="1" table:style-name="ce14">
            <text:p>1</text:p>
          </table:table-cell>
          <table:table-cell table:style-name="ce15"/>
          <table:table-cell table:number-columns-repeated="16380"/>
        </table:table-row>
        <table:table-row table:style-name="ro2">
          <table:table-cell/>
          <table:table-cell office:value-type="string" table:style-name="ce14">
            <text:p>Glass bed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3mm borosilicate or picture frame glass</text:p>
          </table:table-cell>
          <table:table-cell table:number-columns-repeated="16380"/>
        </table:table-row>
        <table:table-row table:style-name="ro3">
          <table:table-cell/>
          <table:table-cell office:value-type="string" table:style-name="ce14">
            <text:p>Controller (Mega/RAMPS, Rambo, etc)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Arduino Mega 2560 + RAMPS + A4988 drivers * 4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4">
            <text:p>SMART lcd controller / SD reader</text:p>
          </table:table-cell>
          <table:table-cell office:value-type="float" office:value="1" table:style-name="ce14">
            <text:p>1</text:p>
          </table:table-cell>
          <table:table-cell table:style-name="ce15"/>
          <table:table-cell table:number-columns-repeated="16380"/>
        </table:table-row>
        <table:table-row table:style-name="ro2">
          <table:table-cell/>
          <table:table-cell office:value-type="string" table:style-name="ce14">
            <text:p>Endstop (limit) switch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6mm x 10mm x 20mm, “snap action” levered switch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4">
            <text:p>Micro servo (9g type)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add wire to make ~ 70cm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4">
            <text:p>LM10UU linear bearing</text:p>
          </table:table-cell>
          <table:table-cell office:value-type="float" office:value="12" table:style-name="ce14">
            <text:p>12</text:p>
          </table:table-cell>
          <table:table-cell table:style-name="ce15"/>
          <table:table-cell table:number-columns-repeated="16380"/>
        </table:table-row>
        <table:table-row table:style-name="ro2">
          <table:table-cell/>
          <table:table-cell office:value-type="string" table:style-name="ce14">
            <text:p>608ZZ roller bearing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these go in the z tops to hold the upper end of the lead screws (ok if you don't have them)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4">
            <text:p>624RS roller bearing</text:p>
          </table:table-cell>
          <table:table-cell office:value-type="float" office:value="3" table:style-name="ce14">
            <text:p>3</text:p>
          </table:table-cell>
          <table:table-cell office:value-type="string" table:style-name="ce14">
            <text:p>one for each belt idler, one for extruder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4">
            <text:p>MK7 Drive gear (or similar)</text:p>
          </table:table-cell>
          <table:table-cell office:value-type="float" office:value="1" table:style-name="ce14">
            <text:p>1</text:p>
          </table:table-cell>
          <table:table-cell table:style-name="ce15"/>
          <table:table-cell table:number-columns-repeated="16380"/>
        </table:table-row>
        <table:table-row table:style-name="ro2">
          <table:table-cell/>
          <table:table-cell office:value-type="string" table:style-name="ce14">
            <text:p>Brass or delrin lead screw nut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Probably comes with your lead screws?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4">
            <text:p>5mm to 8mm flexible shaft couplers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aluminum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4">
            <text:p>40mm x 40mm x 10mm fan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12V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4">
            <text:p>80mm x 80mm x 10mm fan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For use with RAMPS frame mount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4">
            <text:p>Miniature zip ties</text:p>
          </table:table-cell>
          <table:table-cell office:value-type="float" office:value="20" table:style-name="ce14">
            <text:p>20</text:p>
          </table:table-cell>
          <table:table-cell office:value-type="string" table:style-name="ce14">
            <text:p>This number is approximate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4">
            <text:p>Extruder idler springs</text:p>
          </table:table-cell>
          <table:table-cell office:value-type="float" office:value="2" table:style-name="ce14">
            <text:p>2</text:p>
          </table:table-cell>
          <table:table-cell office:value-type="string" table:style-name="ce14">
            <text:p>High tension, 1” unsprung length, &gt;3mm ID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4">
            <text:p>Bed leveling springs</text:p>
          </table:table-cell>
          <table:table-cell office:value-type="float" office:value="4" table:style-name="ce14">
            <text:p>4</text:p>
          </table:table-cell>
          <table:table-cell office:value-type="string" table:style-name="ce14">
            <text:p>Lower tension is OK, 1” unsprung, ID &gt; 3mm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4">
            <text:p>Power Supply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Size appropriately for heat bed and extruder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4">
            <text:p>Hot end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E3d lite6 or E3d v6</text:p>
          </table:table-cell>
          <table:table-cell table:number-columns-repeated="16380"/>
        </table:table-row>
        <table:table-row table:style-name="ro2">
          <table:table-cell/>
          <table:table-cell office:value-type="string" table:style-name="ce14">
            <text:p>Power switch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KCD1-104N (12mm x 19mm body)</text:p>
          </table:table-cell>
          <table:table-cell table:number-columns-repeated="16380"/>
        </table:table-row>
        <table:table-row table:number-rows-repeated="1048525" table:style-name="ro1">
          <table:table-cell table:number-columns-repeated="16384"/>
        </table:table-row>
      </table:table>
      <table:table table:name="Electronics" table:style-name="ta1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3">
            <text:p>ID</text:p>
          </table:table-cell>
          <table:table-cell office:value-type="string" table:style-name="ce3">
            <text:p>Description</text:p>
          </table:table-cell>
          <table:table-cell office:value-type="string" table:style-name="ce3">
            <text:p>Quantity</text:p>
          </table:table-cell>
          <table:table-cell office:value-type="string" table:style-name="ce3">
            <text:p>Part Number</text:p>
          </table:table-cell>
          <table:table-cell office:value-type="string" table:style-name="ce3">
            <text:p>Reichelt Order Number</text:p>
          </table:table-cell>
          <table:table-cell office:value-type="string" table:style-name="ce3">
            <text:p>Digikey Part Number (Description)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1</text:p>
          </table:table-cell>
          <table:table-cell office:value-type="string" table:style-name="ce4">
            <text:p>Arduino Mega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2560 or 1280</text:p>
          </table:table-cell>
          <table:table-cell table:style-name="ce4"/>
          <table:table-cell office:value-type="string" table:style-name="ce5">
            <text:p><text:a xlink:href="http://www.digikey.com/product-detail/en/A000067/1050-1018-ND/2639006">1050-1018-ND(BOARD MCU MEGA2560)</text:a>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U2,U3,U4,U5</text:p>
          </table:table-cell>
          <table:table-cell office:value-type="string" table:style-name="ce5">
            <text:p><text:a xlink:href="http://reprap.org/wiki/Pololu_stepper_driver_board">Pololu stepper driver boards</text:a>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A fifth one can be used for a 2nd extruder or extra axis</text:p>
          </table:table-cell>
          <table:table-cell table:style-name="ce4"/>
          <table:table-cell office:value-type="string" table:style-name="ce4">
            <text:p>N/A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C2</text:p>
          </table:table-cell>
          <table:table-cell office:value-type="string" table:style-name="ce4">
            <text:p>100nF capacitor (0805)(&gt; highest planned voltage)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string" table:style-name="ce5">
            <text:p><text:a xlink:href="http://www.digikey.com/product-detail/en/CC0805KRX7R8BB104/311-1141-1-ND/303051">311-1141-1-ND(CAP CER 0.1UF 25V 10% X7R 0805)</text:a>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C1,C5,C8</text:p>
          </table:table-cell>
          <table:table-cell office:value-type="string" table:style-name="ce4">
            <text:p>10uF capacitor (153CLV-0405)(&gt;5V)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5">
            <text:p><text:a xlink:href="http://www.digikey.com/product-detail/en/EXV106M025A9BAA/399-6724-1-ND/3082855">399-6724-1-ND(CAP ALUM 10UF 25V 20% SMD)</text:a>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C3,C4,C6,C7,C9,C10</text:p>
          </table:table-cell>
          <table:table-cell office:value-type="string" table:style-name="ce4">
            <text:p>100uF capacitor (153CLV-0605)(&gt; highest planned voltage)</text:p>
          </table:table-cell>
          <table:table-cell office:value-type="float" office:value="6" table:style-name="ce4">
            <text:p>6</text:p>
          </table:table-cell>
          <table:table-cell table:number-columns-repeated="2" table:style-name="ce4"/>
          <table:table-cell office:value-type="string" table:style-name="ce5">
            <text:p><text:a xlink:href="http://www.digikey.com/product-detail/en/EXV107M016A9GAA/399-6726-1-ND/3082857">399-6726-1-ND(CAP ALUM 100UF 16V 20% SMD)</text:a>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R1,R7,R11,R21,R22</text:p>
          </table:table-cell>
          <table:table-cell office:value-type="string" table:style-name="ce4">
            <text:p>4.7K resistor (0805)(1%)</text:p>
          </table:table-cell>
          <table:table-cell office:value-type="float" office:value="5" table:style-name="ce4">
            <text:p>5</text:p>
          </table:table-cell>
          <table:table-cell table:number-columns-repeated="2" table:style-name="ce4"/>
          <table:table-cell office:value-type="string" table:style-name="ce5">
            <text:p><text:a xlink:href="http://www.digikey.com/scripts/dksearch/dksus.dll?vendor=0&amp;keywords=RHM4.70KAECT-ND+">RHM4.70KAECT-ND(RES 4.70K OHM .4W 1% 0805)</text:a>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R2,R3,R4,R5,R6,R8,R9,R10</text:p>
          </table:table-cell>
          <table:table-cell office:value-type="string" table:style-name="ce4">
            <text:p>100K resistor (0805)</text:p>
          </table:table-cell>
          <table:table-cell office:value-type="float" office:value="8" table:style-name="ce4">
            <text:p>8</text:p>
          </table:table-cell>
          <table:table-cell table:number-columns-repeated="2" table:style-name="ce4"/>
          <table:table-cell office:value-type="string" table:style-name="ce5">
            <text:p><text:a xlink:href="http://www.digikey.com/product-detail/en/ESR10EZPF1003/RHM100KAECT-ND/1983806">RHM100KAECT-ND(RES 100K OHM .4W 1% 0805)</text:a>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R12</text:p>
          </table:table-cell>
          <table:table-cell office:value-type="string" table:style-name="ce4">
            <text:p>1K resistor (0805)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string" table:style-name="ce5">
            <text:p><text:a xlink:href="http://www.digikey.com/product-detail/en/ESR10EZPF1001/RHM1.00KAECT-ND/1983804">RHM1.00KAECT-ND(RES 1.00K OHM .4W 1% 0805)</text:a>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R23,R24,R25</text:p>
          </table:table-cell>
          <table:table-cell office:value-type="string" table:style-name="ce4">
            <text:p>1.8K resistor (0805)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5">
            <text:p><text:a xlink:href="http://www.digikey.com/product-detail/en/RC0805FR-071K8L/311-1.80KCRCT-ND/730467">311-1.80KCRCT-ND(RES 1.80K OHM 1/8W 1% 0805)</text:a>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R16,R17,R18,R19,R20</text:p>
          </table:table-cell>
          <table:table-cell office:value-type="string" table:style-name="ce4">
            <text:p>10K resistor (0805)</text:p>
          </table:table-cell>
          <table:table-cell office:value-type="float" office:value="5" table:style-name="ce4">
            <text:p>5</text:p>
          </table:table-cell>
          <table:table-cell table:number-columns-repeated="2" table:style-name="ce4"/>
          <table:table-cell office:value-type="string" table:style-name="ce5">
            <text:p><text:a xlink:href="http://www.digikey.com/product-detail/en/ERJ-6ENF1002V/P10.0KCCT-ND/119248">P10.0KCCT-ND(RES 10.0K OHM 1/8W 1% 0805)</text:a>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R13,R14,R15</text:p>
          </table:table-cell>
          <table:table-cell office:value-type="string" table:style-name="ce4">
            <text:p>10 ohm resistor (0805)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5">
            <text:p><text:a xlink:href="http://www.digikey.com/product-detail/en/CRCW080510R0FKEAHP/541-10.0TCT-ND/2222835">541-10.0TCT-ND(RES 10.0 OHM .33W 1% 0805)</text:a>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">
            <text:p>Q1,Q2,Q3</text:p>
          </table:table-cell>
          <table:table-cell office:value-type="string" table:number-columns-spanned="1" table:number-rows-spanned="2" table:style-name="ce10">
            <text:p>N-channel Mosfet</text:p>
          </table:table-cell>
          <table:table-cell office:value-type="float" office:value="3" table:number-columns-spanned="1" table:number-rows-spanned="2" table:style-name="ce10">
            <text:p>3</text:p>
          </table:table-cell>
          <table:table-cell office:value-type="string" table:style-name="ce6">
            <text:p>STP55NF06L (<text:span text:style-name="T2">R</text:span><text:span text:style-name="T3">DS</text:span><text:span text:style-name="T4">=18</text:span><text:span text:style-name="T2">m</text:span><text:span text:style-name="T4">Ω</text:span> On)</text:p>
          </table:table-cell>
          <table:table-cell office:value-type="string" table:number-columns-spanned="1" table:number-rows-spanned="2" table:style-name="ce10">
            <text:p>ZXM 64N035 L3</text:p>
          </table:table-cell>
          <table:table-cell office:value-type="string" table:number-columns-spanned="1" table:number-rows-spanned="2" table:style-name="ce11">
            <text:p><text:a xlink:href="http://search.digikey.com/scripts/DkSearch/dksus.dll?lang=en&amp;site=CA&amp;KeyWords=497-6742-5-ND">497-6742-5-ND (MOSFET N-CH 60V 55A TO-220)</text:a></text:p>
          </table:table-cell>
          <table:table-cell table:number-columns-repeated="16378"/>
        </table:table-row>
        <table:table-row table:style-name="ro4">
          <table:covered-table-cell/>
          <table:covered-table-cell/>
          <table:covered-table-cell/>
          <table:table-cell office:value-type="string" table:style-name="ce7">
            <text:p>Upgrade particularly for the bed: IRLB8743PBF (<text:span text:style-name="T2">R</text:span><text:span text:style-name="T3">DS</text:span><text:span text:style-name="T4">=3.2</text:span><text:span text:style-name="T2">m</text:span><text:span text:style-name="T4">Ω</text:span> On) or for even more current IRLB3034PBF (<text:span text:style-name="T2">R</text:span><text:span text:style-name="T3">DS</text:span><text:span text:style-name="T4">=1.5</text:span><text:span text:style-name="T2">m</text:span><text:span text:style-name="T4">Ω</text:span> On)</text:p>
          </table:table-cell>
          <table:covered-table-cell/>
          <table:covered-table-cell/>
          <table:table-cell table:number-columns-repeated="16378"/>
        </table:table-row>
        <table:table-row table:style-name="ro1">
          <table:table-cell office:value-type="string" table:style-name="ce4">
            <text:p>D1,D2</text:p>
          </table:table-cell>
          <table:table-cell office:value-type="string" table:style-name="ce4">
            <text:p>Diode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1N4004</text:p>
          </table:table-cell>
          <table:table-cell office:value-type="string" table:style-name="ce4">
            <text:p>1N 4004</text:p>
          </table:table-cell>
          <table:table-cell office:value-type="string" table:style-name="ce5">
            <text:p><text:a xlink:href="http://search.digikey.com/scripts/DkSearch/dksus.dll?lang=en&amp;site=CA&amp;KeyWords=1N4004FSCT-ND">1N4004FSCT-ND (DIODE GEN PURPOSE 400V 1A DO41)</text:a>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F1</text:p>
          </table:table-cell>
          <table:table-cell office:value-type="string" table:style-name="ce4">
            <text:p>PTC resettable fuse (30V, Hold5A, Trip10A)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MF-R500</text:p>
          </table:table-cell>
          <table:table-cell office:value-type="string" table:style-name="ce4">
            <text:p>PFRA 500</text:p>
          </table:table-cell>
          <table:table-cell office:value-type="string" table:style-name="ce5">
            <text:p><text:a xlink:href="http://search.digikey.com/scripts/DkSearch/dksus.dll?lang=en&amp;site=CA&amp;KeyWords=MF-R500-ND">MF-R500-ND (FUSE PTC RESETTABLE 5A HOLD)</text:a>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F2</text:p>
          </table:table-cell>
          <table:table-cell office:value-type="string" table:style-name="ce4">
            <text:p>PTC resettable fuse (Hold11A)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MF-R1100</text:p>
          </table:table-cell>
          <table:table-cell table:style-name="ce4"/>
          <table:table-cell office:value-type="string" table:style-name="ce5">
            <text:p><text:a xlink:href="http://search.digikey.com/scripts/DkSearch/dksus.dll?lang=en&amp;site=CA&amp;KeyWords=RGEF1100-ND">RGEF1100-ND (POLYSWITCH RGE SERIES 11.0A HOLD)</text:a>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2" table:style-name="ce10">
            <text:p>J2</text:p>
          </table:table-cell>
          <table:table-cell office:value-type="string" table:number-columns-spanned="1" table:number-rows-spanned="2" table:style-name="ce10">
            <text:p>D8-D10 Outputs // 6 position screw terminal (min 11A per contact) OR Jack/Plug connector pair</text:p>
          </table:table-cell>
          <table:table-cell office:value-type="float" office:value="1" table:number-columns-spanned="1" table:number-rows-spanned="2" table:style-name="ce10">
            <text:p>1</text:p>
          </table:table-cell>
          <table:table-cell office:value-type="string" table:number-columns-spanned="1" table:number-rows-spanned="2" table:style-name="ce10">
            <text:p>282837-6</text:p>
          </table:table-cell>
          <table:table-cell office:value-type="string" table:number-columns-spanned="1" table:number-rows-spanned="2" table:style-name="ce10">
            <text:p>AKL 101-06</text:p>
          </table:table-cell>
          <table:table-cell office:value-type="string" table:style-name="ce8">
            <text:p><text:a xlink:href="http://search.digikey.com/scripts/DkSearch/dksus.dll?lang=en&amp;site=CA&amp;KeyWords=WM7857-ND">WM7857-ND (CONN TERMINAL BLOCK 6POS 5.08MM) </text:a></text:p>
          </table:table-cell>
          <table:table-cell table:number-columns-repeated="16378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table-cell office:value-type="string" table:style-name="ce7">
            <text:p>Alternative: 1x <text:span text:style-name="T5">609-4284-ND</text:span> &amp; 1x <text:span text:style-name="T5">609-4218-ND</text:span>. <text:span text:style-name="T5">May prevent overtemp events</text:span>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LED1</text:p>
          </table:table-cell>
          <table:table-cell office:value-type="string" table:style-name="ce4">
            <text:p>Green LED (0805)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string" table:style-name="ce5">
            <text:p><text:a xlink:href="http://www.digikey.com/product-detail/en/CMD17-21VGD%2FTR8/L62505CT-ND/254936">L62505CT-ND(LED GREEN DIFF 0805 SMD)</text:a></text:p>
          </table:table-cell>
          <table:table-cell table:number-columns-repeated="16378"/>
        </table:table-row>
        <table:table-row table:style-name="ro1">
          <table:table-cell office:value-type="string" table:style-name="ce4">
            <text:p>LED2,LED3,LED4</text:p>
          </table:table-cell>
          <table:table-cell office:value-type="string" table:style-name="ce4">
            <text:p>Red LED (0805)</text:p>
          </table:table-cell>
          <table:table-cell office:value-type="float" office:value="3" table:style-name="ce4">
            <text:p>3</text:p>
          </table:table-cell>
          <table:table-cell table:number-columns-repeated="2" table:style-name="ce4"/>
          <table:table-cell office:value-type="string" table:style-name="ce5">
            <text:p><text:a xlink:href="http://www.digikey.com/product-detail/en/CMD17-21VRD%2FTR8/L62501CT-ND/254934">L62501CT-ND(LED HI EFF RED DIFF 0805)</text:a></text:p>
          </table:table-cell>
          <table:table-cell table:number-columns-repeated="16378"/>
        </table:table-row>
        <table:table-row table:style-name="ro6">
          <table:table-cell office:value-type="string" table:style-name="ce4">
            <text:p>S1</text:p>
          </table:table-cell>
          <table:table-cell office:value-type="string" table:style-name="ce4">
            <text:p>Push button switch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B3F-3100</text:p>
          </table:table-cell>
          <table:table-cell office:value-type="string" table:style-name="ce4">
            <text:p>TASTER 3305B (should fit footprint also, but button will overhang board edge)</text:p>
          </table:table-cell>
          <table:table-cell office:value-type="string" table:style-name="ce5">
            <text:p><text:a xlink:href="http://search.digikey.com/scripts/DkSearch/dksus.dll?lang=en&amp;site=CA&amp;KeyWords=450-1648-ND">450-1648-ND (SWITCH TACT RA H=6.35MM)</text:a></text:p>
          </table:table-cell>
          <table:table-cell table:number-columns-repeated="16378"/>
        </table:table-row>
        <table:table-row table:style-name="ro5">
          <table:table-cell office:value-type="string" table:style-name="ce4">
            <text:p>X1</text:p>
          </table:table-cell>
          <table:table-cell office:value-type="string" table:style-name="ce4">
            <text:p>Power jack (Plug and fixed receptacle)(Min 11A per position more is better)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MSTBA 2,5 and MSTBT 2,5 (5.04mm spacing 4 connector)</text:p>
          </table:table-cell>
          <table:table-cell table:style-name="ce4"/>
          <table:table-cell office:value-type="string" table:style-name="ce9">
            <text:p>WM7847-ND<text:span text:style-name="T1"> (CONN HEADER 4POS 5.08MM R/A TIN) &amp; </text:span>WM7953-ND<text:span text:style-name="T1"> (CONN TERM BLOCK 4POS 5.08MM R/A)</text:span>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4">
            <text:p>2 x 3 pin header</text:p>
          </table:table-cell>
          <table:table-cell office:value-type="float" office:value="8" table:style-name="ce4">
            <text:p>8</text:p>
          </table:table-cell>
          <table:table-cell office:value-type="string" table:style-name="ce4">
            <text:p>961206-6404-AR</text:p>
          </table:table-cell>
          <table:table-cell table:style-name="ce4"/>
          <table:table-cell office:value-type="string" table:style-name="ce5">
            <text:p><text:a xlink:href="http://search.digikey.com/scripts/DkSearch/dksus.dll?lang=en&amp;site=CA&amp;KeyWords=3M9459-ND">3M9459-ND (CONN HEADER VERT DUAL 6POS GOLD)</text:a>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4">
            <text:p>4 pin header</text:p>
          </table:table-cell>
          <table:table-cell office:value-type="float" office:value="5" table:style-name="ce4">
            <text:p>5</text:p>
          </table:table-cell>
          <table:table-cell office:value-type="string" table:style-name="ce4">
            <text:p>961104-6404-AR</text:p>
          </table:table-cell>
          <table:table-cell office:value-type="string" table:style-name="ce4">
            <text:p>SL 1X36G 2,54 (3 of these)</text:p>
          </table:table-cell>
          <table:table-cell office:value-type="string" table:style-name="ce5">
            <text:p><text:a xlink:href="http://search.digikey.com/scripts/DkSearch/dksus.dll?lang=en&amp;site=CA&amp;KeyWords=3M9449-ND">3M9449-ND (CONN HEADER VERT SGL 4POS GOLD)</text:a></text:p>
          </table:table-cell>
          <table:table-cell table:number-columns-repeated="16378"/>
        </table:table-row>
        <table:table-row table:style-name="ro7">
          <table:table-cell table:style-name="ce4"/>
          <table:table-cell office:value-type="string" table:style-name="ce4">
            <text:p>6 pin header</text:p>
          </table:table-cell>
          <table:table-cell office:value-type="string" table:style-name="ce5">
            <text:p><text:a xlink:href="http://gala-automation.com/index.php/component/content/article/26-reprap-tutorials/42-ramps-14-bom">2 (? - from http://gala-automation.com/index.php/component/content/article/26-reprap-tutorials/42-ramps-14-bom)</text:a></text:p>
          </table:table-cell>
          <table:table-cell office:value-type="string" table:style-name="ce4">
            <text:p>961106-6404-AR</text:p>
          </table:table-cell>
          <table:table-cell table:style-name="ce4"/>
          <table:table-cell office:value-type="string" table:style-name="ce5">
            <text:p><text:a xlink:href="http://search.digikey.com/scripts/DkSearch/dksus.dll?lang=en&amp;site=CA&amp;KeyWords=3M9451-ND">3M9451-ND (CONN HEADER VERT SGL 6POS GOLD)</text:a></text:p>
          </table:table-cell>
          <table:table-cell table:number-columns-repeated="16378"/>
        </table:table-row>
        <table:table-row table:style-name="ro5">
          <table:table-cell table:style-name="ce4"/>
          <table:table-cell office:value-type="string" table:style-name="ce4">
            <text:p>2 x 18 Pin Stackable Female Header (non stackables can be used with plated through holes)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4">
            <text:p>MALE: SL 2X25G 2,54 (2 of them, shortened with a saw or pliers)</text:p>
          </table:table-cell>
          <table:table-cell office:value-type="string" table:style-name="ce5">
            <text:p><text:a xlink:href="http://search.digikey.com/scripts/DkSearch/dksus.dll?lang=en&amp;site=CA&amp;KeyWords=S7121-ND">S7121-ND (CONN HEADER FMAL 36PS.1" DL GOLD) - Not Stackable</text:a></text:p>
          </table:table-cell>
          <table:table-cell table:number-columns-repeated="16378"/>
        </table:table-row>
        <table:table-row table:style-name="ro5">
          <table:table-cell table:style-name="ce4"/>
          <table:table-cell office:value-type="string" table:style-name="ce4">
            <text:p>8 Pin Stackable Female Header (non stackables can be used with plated through holes)</text:p>
          </table:table-cell>
          <table:table-cell office:value-type="float" office:value="5" table:style-name="ce4">
            <text:p>5</text:p>
          </table:table-cell>
          <table:table-cell table:number-columns-repeated="2" table:style-name="ce4"/>
          <table:table-cell office:value-type="string" table:style-name="ce5">
            <text:p><text:a xlink:href="http://search.digikey.com/scripts/DkSearch/dksus.dll?lang=en&amp;site=CA&amp;KeyWords=S7041-ND">S7041-ND (CONN HEADER FEMALE 8POS .1" GOLD) - Not Stackable</text:a></text:p>
          </table:table-cell>
          <table:table-cell table:number-columns-repeated="16378"/>
        </table:table-row>
        <table:table-row table:style-name="ro5">
          <table:table-cell table:style-name="ce4"/>
          <table:table-cell office:value-type="string" table:style-name="ce4">
            <text:p>6 Pin Stackable Female Header (non stackables can be used with plated through holes)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string" table:style-name="ce5">
            <text:p><text:a xlink:href="http://search.digikey.com/scripts/DkSearch/dksus.dll?lang=en&amp;site=CA&amp;KeyWords=S7039-ND">S7039-ND (CONN HEADER FEMALE 6POS .1" GOLD) - Not Stackable</text:a></text:p>
          </table:table-cell>
          <table:table-cell table:number-columns-repeated="16378"/>
        </table:table-row>
        <table:table-row table:style-name="ro4">
          <table:table-cell table:style-name="ce4"/>
          <table:table-cell office:value-type="string" table:style-name="ce4">
            <text:p>24 Pin Female Header * Note *</text:p>
          </table:table-cell>
          <table:table-cell office:value-type="float" office:value="2" table:style-name="ce4">
            <text:p>2</text:p>
          </table:table-cell>
          <table:table-cell office:value-type="string" table:style-name="ce4">
            <text:p>Required to carry enough current for motors</text:p>
          </table:table-cell>
          <table:table-cell table:style-name="ce4"/>
          <table:table-cell office:value-type="string" table:style-name="ce5">
            <text:p><text:a xlink:href="http://search.digikey.com/scripts/DkSearch/dksus.dll?lang=en&amp;site=CA&amp;KeyWords=S7057-ND">S7057-ND (CONN HEADER FMALE 24POS .1" GOLD) - Rated @ 3A / Pin</text:a></text:p>
          </table:table-cell>
          <table:table-cell table:number-columns-repeated="16378"/>
        </table:table-row>
        <table:table-row table:style-name="ro4">
          <table:table-cell table:style-name="ce4"/>
          <table:table-cell office:value-type="string" table:style-name="ce4">
            <text:p>8 Pin Female Header * Note *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text:p>Required to carry enough current for motors</text:p>
          </table:table-cell>
          <table:table-cell table:style-name="ce4"/>
          <table:table-cell office:value-type="string" table:style-name="ce5">
            <text:p><text:a xlink:href="http://search.digikey.com/scripts/DkSearch/dksus.dll?lang=en&amp;site=CA&amp;KeyWords=S7041-ND">S7041-ND (CONN HEADER FEMALE 8POS .1" GOLD) - Rated @ 3A / Pin</text:a>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4">
            <text:p>0.1" Jumpers</text:p>
          </table:table-cell>
          <table:table-cell office:value-type="float" office:value="15" table:style-name="ce4">
            <text:p>15</text:p>
          </table:table-cell>
          <table:table-cell table:number-columns-repeated="2" table:style-name="ce4"/>
          <table:table-cell office:value-type="string" table:style-name="ce5">
            <text:p><text:a xlink:href="http://search.digikey.com/scripts/DkSearch/dksus.dll?lang=en&amp;site=CA&amp;KeyWords=A26242-ND">A26242-ND (SHUNT LP W/HANDLE 2 POS 30AU)</text:a></text:p>
          </table:table-cell>
          <table:table-cell table:number-columns-repeated="16378"/>
        </table:table-row>
        <table:table-row table:style-name="ro1">
          <table:table-cell table:style-name="ce4"/>
          <table:table-cell office:value-type="string" table:style-name="ce4">
            <text:p>Circuit Board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v1.4</text:p>
          </table:table-cell>
          <table:table-cell table:style-name="ce4"/>
          <table:table-cell office:value-type="string" table:style-name="ce4">
            <text:p>N/A</text:p>
          </table:table-cell>
          <table:table-cell table:number-columns-repeated="16378"/>
        </table:table-row>
        <table:table-row table:number-rows-repeated="1048543" table:style-name="ro1">
          <table:table-cell table:number-columns-repeated="16384"/>
        </table:table-row>
      </table:table>
      <table:table table:name="Receipts" table:style-name="ta2">
        <table:table-column table:style-name="co11" table:default-cell-style-name="ce1"/>
        <table:table-column table:style-name="co3" table:number-columns-repeated="16383" table:default-cell-style-name="ce1"/>
        <table:table-row table:style-name="ro1">
          <table:table-cell office:value-type="string" table:style-name="ce1">
            <text:p>Printed Parts</text:p>
          </table:table-cell>
          <table:table-cell office:value-type="currency" office:value="37.47" table:style-name="ce12">
            <text:p><text:s/>$37.47<text:s/></text:p>
          </table:table-cell>
          <table:table-cell office:value-type="string" table:style-name="ce1">
            <text:p>/u/shinythingy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ntroller</text:p>
          </table:table-cell>
          <table:table-cell office:value-type="currency" office:value="34.99" table:style-name="ce12">
            <text:p><text:s/>$34.99<text:s/></text:p>
          </table:table-cell>
          <table:table-cell office:value-type="string" table:style-name="ce1">
            <text:p>Sainsmart 100047593</text:p>
          </table:table-cell>
          <table:table-cell table:number-columns-repeated="16381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1">
            <text:p>Total</text:p>
          </table:table-cell>
          <table:table-cell office:value-type="currency" office:value="72.460000000000008" table:formula="msoxl:=SUM(B1:B8)" table:style-name="ce13">
            <text:p><text:s/>$72.46<text:s/></text:p>
          </table:table-cell>
          <table:table-cell table:number-columns-repeated="16382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Finishing" table:style-name="ta1">
        <table:table-column table:style-name="co12" table:default-cell-style-name="ce1"/>
        <table:table-column table:style-name="co3" table:number-columns-repeated="16383" table:default-cell-style-name="ce1"/>
        <table:table-row table:style-name="ro1">
          <table:table-cell office:value-type="string" table:style-name="ce1">
            <text:p>XTC-3D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i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rnis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dpa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em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ork-Table</text:p>
          </table:table-cell>
          <table:table-cell table:number-columns-repeated="16383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" svg:font-family="Arial"/>
    <style:font-face style:name="MathJax_Math" svg:font-family="MathJax_Math"/>
    <style:font-face style:name="MathJax_Main" svg:font-family="MathJax_Main"/>
  </office:font-face-decls>
  <office:styles>
    <number:number-style style:name="N0">
      <number:number number:min-integer-digits="1"/>
    </number:number-style>
    <number:currency-style style:name="N36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6P1">
      <number:text> </number:text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36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Currency" style:family="table-cell" style:data-style-name="N36"/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/>
    <dc:creator>Ryan Peach</dc:creator>
    <meta:creation-date>2006-09-16T00:00:00Z</meta:creation-date>
    <dc:date>2015-12-10T22:35:58Z</dc:date>
    <meta:print-date>2015-12-10T22:35:45Z</meta:print-date>
  </office:meta>
</office:document-meta>
</file>